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 officeooo:rsid="00135a97" officeooo:paragraph-rsid="00135a97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rsid="00135a97" officeooo:paragraph-rsid="00135a97"/>
    </style:style>
    <style:style style:name="P4" style:family="paragraph" style:parent-style-name="Text_20_body" style:list-style-name="L2">
      <style:text-properties officeooo:rsid="00135a97" officeooo:paragraph-rsid="00135a97"/>
    </style:style>
    <style:style style:name="P5" style:family="paragraph" style:parent-style-name="Text_20_body" style:list-style-name="L2">
      <style:text-properties officeooo:rsid="0015c6a9" officeooo:paragraph-rsid="0015c6a9"/>
    </style:style>
    <style:style style:name="P6" style:family="paragraph" style:parent-style-name="Text_20_body" style:list-style-name="L2">
      <style:text-properties officeooo:rsid="00141013" officeooo:paragraph-rsid="00141013"/>
    </style:style>
    <style:style style:name="P7" style:family="paragraph" style:parent-style-name="Heading_20_1">
      <style:text-properties officeooo:rsid="00135a97" officeooo:paragraph-rsid="00135a97"/>
    </style:style>
    <style:style style:name="T1" style:family="text">
      <style:text-properties officeooo:rsid="00141013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loLens-MultiUser</text:p>
      <text:h text:style-name="P7" text:outline-level="1"><text:s/>Vorbereitung</text:h>
      <text:list xml:id="list3719983327" text:style-name="L1">
        <text:list-item>
          <text:p text:style-name="P2">Grundlagen HoloLens</text:p>
          <text:list>
            <text:list-item>
              <text:p text:style-name="P3">wie ein Projekt auf Brille pushen?</text:p>
            </text:list-item>
            <text:list-item>
              <text:p text:style-name="P3">Build-Target für Unity</text:p>
            </text:list-item>
            <text:list-item>
              <text:p text:style-name="P3">Plugins für Unity</text:p>
            </text:list-item>
          </text:list>
        </text:list-item>
        <text:list-item>
          <text:p text:style-name="P3">Einarbeitung Sharing-Komponte</text:p>
          <text:list>
            <text:list-item>
              <text:p text:style-name="P3">verwendete Synchronisierung der Status</text:p>
            </text:list-item>
            <text:list-item>
              <text:p text:style-name="P3">Einbindung in Unity</text:p>
            </text:list-item>
            <text:list-item>
              <text:p text:style-name="P3">[mögliche Optimierungen]</text:p>
            </text:list-item>
          </text:list>
        </text:list-item>
      </text:list>
      <text:h text:style-name="P7" text:outline-level="1">Planung</text:h>
      <text:list xml:id="list2179402533" text:style-name="L2">
        <text:list-item>
          <text:p text:style-name="P4">Welche Funktionalitäten sollen <text:span text:style-name="T1">implementiert werden</text:span></text:p>
          <text:list>
            <text:list-item>
              <text:p text:style-name="P4">Veränderung der Position, Orientierung</text:p>
            </text:list-item>
            <text:list-item>
              <text:p text:style-name="P4">Veränderte Darstellung (Translucent)</text:p>
            </text:list-item>
            <text:list-item>
              <text:p text:style-name="P4">Starten von Animationen</text:p>
              <text:list>
                <text:list-item>
                  <text:p text:style-name="P4">wie viele Animationen</text:p>
                </text:list-item>
                <text:list-item>
                  <text:p text:style-name="P4">feste Reihenfolge oder dynamische Abfolge</text:p>
                </text:list-item>
                <text:list-item>
                  <text:p text:style-name="P4">Stoppen der Animation erforderlich</text:p>
                </text:list-item>
              </text:list>
            </text:list-item>
          </text:list>
        </text:list-item>
        <text:list-item>
          <text:p text:style-name="P4">Wie viele Nutzer können aktiv das Objekt verändern</text:p>
        </text:list-item>
        <text:list-item>
          <text:p text:style-name="P5">gibt es ein grundprojekt, das als Basis dient</text:p>
        </text:list-item>
        <text:list-item>
          <text:p text:style-name="P6">Grundstruktur aufbauen</text:p>
          <text:list>
            <text:list-item>
              <text:p text:style-name="P6">Client-Server System s. 2.1</text:p>
            </text:list-item>
          </text:list>
        </text:list-item>
        <text:list-item>
          <text:p text:style-name="P6">Definition der Übertragenen Nachrichten</text:p>
        </text:list-item>
      </text:list>
      <text:list xml:id="list172127556739072" text:continue-list="list3719983327" text:style-name="L1">
        <text:list-header>
          <text:p text:style-name="P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135a97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0:23:49.236000000</meta:creation-date>
    <dc:date>2018-04-10T11:08:36.446000000</dc:date>
    <meta:editing-duration>PT32M39S</meta:editing-duration>
    <meta:editing-cycles>2</meta:editing-cycles>
    <meta:generator>LibreOffice/5.3.2.2$Windows_X86_64 LibreOffice_project/6cd4f1ef626f15116896b1d8e1398b56da0d0ee1</meta:generator>
    <meta:document-statistic meta:table-count="0" meta:image-count="0" meta:object-count="0" meta:page-count="1" meta:paragraph-count="23" meta:word-count="103" meta:character-count="743" meta:non-whitespace-character-count="650"/>
  </office:meta>
</office:document-meta>
</file>